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style="italic" style:text-underline-style="solid" style:text-underline-width="auto" style:text-underline-color="font-color" fo:font-weight="bold" officeooo:rsid="0019b04e" officeooo:paragraph-rsid="0019b04e" style:font-size-asian="28pt" style:font-style-asian="italic" style:font-weight-asian="bold" style:font-size-complex="32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8pt" fo:font-style="italic" style:text-underline-style="solid" style:text-underline-width="auto" style:text-underline-color="font-color" fo:font-weight="bold" officeooo:paragraph-rsid="0019b04e" style:font-size-asian="28pt" style:font-style-asian="italic" style:font-weight-asian="bold" style:font-size-complex="28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9b04e" officeooo:paragraph-rsid="0019b04e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ae1b4" officeooo:paragraph-rsid="001ae1b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cba40" officeooo:paragraph-rsid="001cba40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def34" officeooo:paragraph-rsid="001def34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def34" officeooo:paragraph-rsid="001e487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e487e" officeooo:paragraph-rsid="001e487e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f38c5" officeooo:paragraph-rsid="001f38c5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9b04e" officeooo:paragraph-rsid="0019b04e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9b04e" officeooo:paragraph-rsid="001ae1b4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cba40" officeooo:paragraph-rsid="001cba40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def34" officeooo:paragraph-rsid="001def34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e487e" officeooo:paragraph-rsid="001e487e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f38c5" officeooo:paragraph-rsid="001f38c5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9b04e"/>
    </style:style>
    <style:style style:name="T2" style:family="text">
      <style:text-properties fo:font-variant="normal" fo:text-transform="none" fo:color="#000000" style:font-name="Tahoma" fo:letter-spacing="normal"/>
    </style:style>
    <style:style style:name="T3" style:family="text">
      <style:text-properties fo:font-variant="normal" fo:text-transform="none" fo:color="#000000" style:font-name="Tahoma" fo:letter-spacing="normal" officeooo:rsid="0019b04e"/>
    </style:style>
    <style:style style:name="T4" style:family="text">
      <style:text-properties fo:font-variant="normal" fo:text-transform="none" fo:color="#000000" style:font-name="Tahoma" fo:letter-spacing="normal" officeooo:rsid="001ae1b4"/>
    </style:style>
    <style:style style:name="T5" style:family="text">
      <style:text-properties fo:font-variant="normal" fo:text-transform="none" fo:color="#000000" style:font-name="Tahoma" fo:letter-spacing="normal" officeooo:rsid="001e48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SSIGNMENT 03 D</text:span><text:span text:style-name="T2">o</text:span><text:span text:style-name="T3">CKER</text:span></text:p>
      <text:p text:style-name="P2"><text:span text:style-name="T3"/></text:p>
      <text:p text:style-name="P3"><text:span text:style-name="T2">1. Pull nginx image from dockerhub.</text:span></text:p>
      <text:p text:style-name="P3"><text:span text:style-name="T2"/></text:p>
      <text:p text:style-name="P10"><text:span text:style-name="T2">Docker pull nginx</text:span></text:p>
      <text:p text:style-name="P3"><text:span text:style-name="T2"/></text:p>
      <text:p text:style-name="P3"><text:span text:style-name="T2">2. Run a container from nginx image and map container port 80 to system port 80.</text:span></text:p>
      <text:p text:style-name="P3"><text:span text:style-name="T2"/></text:p>
      <text:p text:style-name="P10"><text:span text:style-name="T2">docker run -itd -p 80:80 –name nginx1 nginx</text:span></text:p>
      <text:p text:style-name="P3"><text:span text:style-name="T2"/></text:p>
      <text:p text:style-name="P3"><text:span text:style-name="T2">3. <text:s/>Display all mapped ports on nginx image.</text:span></text:p>
      <text:p text:style-name="P3"><text:span text:style-name="T2"/></text:p>
      <text:p text:style-name="P10"><text:span text:style-name="T2">Docker container port 32e4fd43r</text:span></text:p>
      <text:p text:style-name="P3"><text:span text:style-name="T2"/></text:p>
      <text:p text:style-name="P3"><text:span text:style-name="T2">4. Run a docker container named "containexpose" from nginx image and expose port 80 of container to outer world without mapping it to any of system port.</text:span></text:p>
      <text:p text:style-name="P3"><text:span text:style-name="T2"/></text:p>
      <text:p text:style-name="P11"><text:span text:style-name="T2">docker run -itd -</text:span><text:span text:style-name="T4">P</text:span><text:span text:style-name="T2"> –name nginx1 nginx </text:span></text:p>
      <text:p text:style-name="P11"><text:span text:style-name="T2"/></text:p>
      <text:p text:style-name="P4"><text:span text:style-name="T2">5. Create docker volume named "dbvol"</text:span></text:p>
      <text:p text:style-name="P4"><text:span text:style-name="T2"/></text:p>
      <text:p text:style-name="P12"><text:span text:style-name="T2">docker volume create myvol</text:span></text:p>
      <text:p text:style-name="P5"><text:span text:style-name="T2"/></text:p>
      <text:p text:style-name="P5"><text:span text:style-name="T2">6. Run docker container from wordpress image and mount "dbvol" to /var/lib/mysql</text:span></text:p>
      <text:p text:style-name="P5"><text:span text:style-name="T2"/></text:p>
      <text:p text:style-name="P13"><text:span text:style-name="T2">docker run -itd -P --name ishan18 -v myvl:/var/lib/mysql wordpress</text:span></text:p>
      <text:p text:style-name="P6"><text:span text:style-name="T2"/></text:p>
      <text:p text:style-name="P6"><text:span text:style-name="T2">7. <text:s/>Display all docker volumes.</text:span></text:p>
      <text:p text:style-name="P6"><text:span text:style-name="T2"/></text:p>
      <text:p text:style-name="P13"><text:span text:style-name="T2">Docker <text:s/>volume ls</text:span></text:p>
      <text:p text:style-name="P13"><text:span text:style-name="T2"/></text:p>
      <text:p text:style-name="P6"><text:span text:style-name="T2">8. Create another docker volume named "testvol"</text:span></text:p>
      <text:p text:style-name="P6"><text:span text:style-name="T2"/></text:p>
      <text:p text:style-name="P13"><text:span text:style-name="T2">docker volume create testvol</text:span></text:p>
      <text:p text:style-name="P13"><text:span text:style-name="T2"/></text:p>
      <text:p text:style-name="P6"><text:span text:style-name="T2">* Remove docker volume "testvol"</text:span></text:p>
      <text:p text:style-name="P6"><text:span text:style-name="T2"/></text:p>
      <text:p text:style-name="P13"><text:span text:style-name="T2">docker volume rm testvol</text:span></text:p>
      <text:p text:style-name="P13"><text:span text:style-name="T2"/></text:p>
      <text:p text:style-name="P7"><text:span text:style-name="T2">10. </text:span><text:span text:style-name="T5">Run a container in detached mode with name "db" from image "training/postgres</text:span></text:p>
      <text:p text:style-name="P7"><text:span text:style-name="T5"/></text:p>
      <text:p text:style-name="P14"><text:span text:style-name="T2">docker run -itd --name db training/postgres</text:span></text:p>
      <text:p text:style-name="P14"><text:span text:style-name="T5"/></text:p>
      <text:p text:style-name="P8"><text:soft-page-break/><text:span text:style-name="T2">11. <text:s/>Run another container in detached mode with name "web" from image "training/webapp", link container "db" with alias "mydb" to this container and finally pass an inline command "python app.py" while running container.</text:span></text:p>
      <text:p text:style-name="P8"><text:span text:style-name="T2"/></text:p>
      <text:p text:style-name="P15"><text:span text:style-name="T2">docker run -itd --name web --link db:mydb training/webapp python app.py</text:span></text:p>
      <text:p text:style-name="P9"><text:span text:style-name="T2"/></text:p>
      <text:p text:style-name="P9"><text:span text:style-name="T2">12. Take a bash terminal in "web" container. </text:span></text:p>
      <text:p text:style-name="P9"><text:span text:style-name="T2"/></text:p>
      <text:p text:style-name="P15"><text:span text:style-name="T2">docker exec -it 96a108794e92 bash</text:span></text:p>
      <text:p text:style-name="P9"><text:span text:style-name="T2"/></text:p>
      <text:p text:style-name="P9"><text:span text:style-name="T2">13. Test container linking by doing a ping to "mydb"</text:span></text:p>
      <text:p text:style-name="P9"><text:span text:style-name="T2"><text:s/></text:span></text:p>
      <text:p text:style-name="P15"><text:span text:style-name="T2">root@96a108794e92:/opt/webapp# ping db</text:span></text:p>
      <text:p text:style-name="P15"><text:span text:style-name="T2">PING mydb (172.17.0.2) 56(84) bytes of data.</text:span></text:p>
      <text:p text:style-name="P15"><text:span text:style-name="T2">64 bytes from mydb (172.17.0.2): icmp_seq=1 ttl=64 time=0.077 ms</text:span></text:p>
      <text:p text:style-name="P15"><text:span text:style-name="T2">64 bytes from mydb (172.17.0.2): icmp_seq=2 ttl=64 time=0.056 ms</text:span></text:p>
      <text:p text:style-name="P15"><text:span text:style-name="T2">64 bytes from mydb (172.17.0.2): icmp_seq=3 ttl=64 time=0.061 ms</text:span></text:p>
      <text:p text:style-name="P15"><text:span text:style-name="T2">64 bytes from mydb (172.17.0.2): icmp_seq=4 ttl=64 time=0.061 ms</text:span></text:p>
      <text:p text:style-name="P15"><text:span text:style-name="T2">64 bytes from mydb (172.17.0.2): icmp_seq=5 ttl=64 time=0.059 ms</text:span></text:p>
      <text:p text:style-name="P15"><text:span text:style-name="T2">64 bytes from mydb (172.17.0.2): icmp_seq=6 ttl=64 time=0.062 ms</text:span></text:p>
      <text:p text:style-name="P15"><text:span text:style-name="T2">64 bytes from mydb (172.17.0.2): icmp_seq=7 ttl=64 time=0.073 ms</text:span></text:p>
      <text:p text:style-name="P15"><text:span text:style-name="T2">64 bytes from mydb (172.17.0.2): icmp_seq=8 ttl=64 time=0.059 ms</text:span></text:p>
      <text:p text:style-name="P15"><text:span text:style-name="T2">64 bytes from mydb (172.17.0.2): icmp_seq=9 ttl=64 time=0.059 ms</text:span></text:p>
      <text:p text:style-name="P14"><text:span text:style-name="T2"/></text:p>
      <text:p text:style-name="P7"><text:span text:style-name="T5"/></text:p>
      <text:p text:style-name="P6"><text:span text:style-name="T2"/></text:p>
      <text:p text:style-name="P6"><text:span text:style-name="T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6:56:01.774692375</meta:creation-date>
    <dc:date>2018-11-19T18:15:45.224434573</dc:date>
    <meta:editing-duration>PT8M41S</meta:editing-duration>
    <meta:editing-cycles>1</meta:editing-cycles>
    <meta:document-statistic meta:table-count="0" meta:image-count="0" meta:object-count="0" meta:page-count="2" meta:paragraph-count="38" meta:word-count="321" meta:character-count="2054" meta:non-whitespace-character-count="1767"/>
    <meta:generator>LibreOffice/5.1.6.2$Linux_X86_64 LibreOffice_project/10m0$Build-2</meta:generator>
  </office:meta>
</office:document-meta>
</file>